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3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Explore the World with<text:s/>Dreamers</text:p>
      <text:p text:style-name="Normal">At<text:s/><text:span text:style-name="T2">Dreamers</text:span>, we believe that travel is more than just visiting new places; it's about creating unforgettable experiences and lifelong memories. Whether you're seeking adventure, relaxation, or cultural immersion, our expertly curated tours and travel packages are designed to cater to every traveler’s dream.</text:p>
      <text:p text:style-name="P3">Why Travel with Us?</text:p>
      <text:list text:style-name="LFO1" text:continue-numbering="true">
        <text:list-item>
          <text:p text:style-name="P4"><text:span text:style-name="T5">Expertly Curated Itineraries:</text:span><text:s/>Our travel experts have crafted itineraries that blend iconic destinations with hidden gems, ensuring you experience the very best of each location.</text:p>
        </text:list-item>
        <text:list-item>
          <text:p text:style-name="P6"><text:span text:style-name="T7">Personalized Experiences:</text:span><text:s/>We offer customizable travel packages that cater to your preferences, whether you're a solo traveler, a couple, or a family looking for a fun-filled vacation.</text:p>
        </text:list-item>
        <text:list-item>
          <text:p text:style-name="P8"><text:span text:style-name="T9">Seamless Travel Planning:</text:span><text:s/>From flights and accommodations to guided tours and local experiences, we take care of all the details so you can focus on enjoying your journey.</text:p>
        </text:list-item>
        <text:list-item>
          <text:p text:style-name="P10"><text:span text:style-name="T11">Trusted and Experienced Guides:</text:span><text:s/>Our local guides are passionate about sharing their knowledge and insights, ensuring that you gain a deeper understanding of the cultures and traditions of the places you visit.</text:p>
        </text:list-item>
        <text:list-item>
          <text:p text:style-name="P12"><text:span text:style-name="T13">24/7 Customer Support:</text:span><text:s/>Our dedicated team is available around the clock to assist you with any queries or concerns during your trip, ensuring a stress-free travel experience.</text:p>
        </text:list-item>
      </text:list>
      <text:p text:style-name="P14">Our Offerings:</text:p>
      <text:list text:style-name="LFO2" text:continue-numbering="true">
        <text:list-item>
          <text:p text:style-name="P15"><text:span text:style-name="T16">Adventure Tours:</text:span><text:s/>For thrill-seekers, we offer adventure-packed tours that include activities like hiking, diving, and wildlife safaris in some of the most breathtaking destinations.</text:p>
        </text:list-item>
        <text:list-item>
          <text:p text:style-name="P17"><text:span text:style-name="T18">Cultural Journeys:</text:span><text:s/>Immerse yourself in the rich heritage and traditions of different cultures with our cultural tours, featuring visits to historical landmarks, local festivals, and artisanal workshops.</text:p>
        </text:list-item>
        <text:list-item>
          <text:p text:style-name="P19"><text:span text:style-name="T20">Luxury Getaways:</text:span><text:s/>Indulge in the finer things in life with our luxury travel packages, including stays in five-star resorts, private yacht charters, and gourmet dining experiences.</text:p>
        </text:list-item>
        <text:list-item>
          <text:p text:style-name="P21"><text:span text:style-name="T22">Family Vacations:</text:span><text:s/>Create lasting memories with your loved ones on our family-friendly tours, offering activities and accommodations that cater to travelers of all ages.</text:p>
        </text:list-item>
        <text:list-item>
          <text:p text:style-name="P23"><text:span text:style-name="T24">Customized Travel Packages:</text:span><text:s/>Have a unique travel idea in mind? Let us help you bring it to life with our bespoke travel planning services.</text:p>
        </text:list-item>
      </text:list>
      <text:p text:style-name="P25">Our Popular Destinations:</text:p>
      <text:list text:style-name="LFO3" text:continue-numbering="true">
        <text:list-item>
          <text:p text:style-name="P26"><text:span text:style-name="T27">Tropical Escapes:</text:span><text:s/>Discover the pristine beaches and crystal-clear waters of the Maldives, Seychelles, and Bali.</text:p>
        </text:list-item>
        <text:list-item>
          <text:p text:style-name="P28"><text:span text:style-name="T29">Historic Cities:</text:span><text:s/>Explore the ancient wonders of Rome, Athens, and Kyoto, where history comes alive.</text:p>
        </text:list-item>
        <text:list-item>
          <text:p text:style-name="P30"><text:span text:style-name="T31">Natural Wonders:</text:span><text:s/>Experience the awe-inspiring landscapes of the Grand Canyon, the Swiss Alps, and New Zealand’s fjords.</text:p>
        </text:list-item>
      </text:list>
      <text:p text:style-name="P32">Start Your Journey Today</text:p>
      <text:p text:style-name="Normal">Ready to embark on the adventure of a lifetime? Contact us today to start planning your dream vacation. At<text:s/><text:span text:style-name="T33">[Your Company Name]</text:span>, your perfect getaway is just a click away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shidhar reddy daggula</meta:initial-creator>
    <dc:creator>shashidhar reddy daggula</dc:creator>
    <meta:creation-date>2024-08-20T07:34:00Z</meta:creation-date>
    <dc:date>2024-08-20T07:36:00Z</dc:date>
    <meta:template xlink:href="Normal" xlink:type="simple"/>
    <meta:editing-cycles>1</meta:editing-cycles>
    <meta:editing-duration>PT120S</meta:editing-duration>
    <meta:document-statistic meta:page-count="2" meta:paragraph-count="5" meta:word-count="406" meta:character-count="2720" meta:row-count="19" meta:non-whitespace-character-count="2319"/>
  </office:meta>
</office:document-meta>
</file>